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8fd5"/>
    </style:style>
    <style:style style:name="P2" style:family="paragraph" style:parent-style-name="Footer">
      <style:text-properties officeooo:paragraph-rsid="000a8fd5"/>
    </style:style>
    <style:style style:name="P3" style:family="paragraph" style:parent-style-name="Footer">
      <style:text-properties officeooo:rsid="000a8fd5" officeooo:paragraph-rsid="000a8fd5"/>
    </style:style>
    <style:style style:name="P4" style:family="paragraph" style:parent-style-name="Standard">
      <style:paragraph-properties fo:text-align="center" style:justify-single-word="false"/>
      <style:text-properties fo:font-size="20pt" officeooo:rsid="000a8fd5" officeooo:paragraph-rsid="000a8fd5" style:font-size-asian="17.5pt" style:font-size-complex="20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8fd5" officeooo:paragraph-rsid="000a8fd5"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a8fd5" officeooo:paragraph-rsid="000a8fd5"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b10b0" officeooo:paragraph-rsid="000b10b0" style:font-size-asian="14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rsid="000dca6e" officeooo:paragraph-rsid="000dca6e" style:font-size-asian="14pt" style:font-size-complex="14pt"/>
    </style:style>
    <style:style style:name="P9" style:family="paragraph" style:parent-style-name="Standard">
      <style:paragraph-properties fo:text-align="center" style:justify-single-word="false"/>
      <style:text-properties fo:font-size="14pt" fo:font-style="normal" style:text-underline-style="none" fo:font-weight="normal" officeooo:rsid="000a8fd5" officeooo:paragraph-rsid="000faf94"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normal" officeooo:rsid="001133de" officeooo:paragraph-rsid="000faf94"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font-size="14pt" fo:font-style="normal" style:text-underline-style="none" fo:font-weight="normal" officeooo:rsid="0011d9d8" officeooo:paragraph-rsid="0011d9d8"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2pt" officeooo:rsid="000a8fd5" officeooo:paragraph-rsid="000a8fd5" style:font-size-asian="12pt" style:font-size-complex="12pt"/>
    </style:style>
    <style:style style:name="P13" style:family="paragraph" style:parent-style-name="Standard">
      <style:paragraph-properties fo:text-align="center" style:justify-single-word="false"/>
      <style:text-properties fo:font-size="12pt" officeooo:rsid="000b10b0" officeooo:paragraph-rsid="000a8fd5" style:font-size-asian="12pt" style:font-size-complex="12pt"/>
    </style:style>
    <style:style style:name="P14" style:family="paragraph" style:parent-style-name="Standard">
      <style:paragraph-properties fo:text-align="center" style:justify-single-word="false"/>
      <style:text-properties fo:font-size="12pt" officeooo:rsid="000a8fd5" officeooo:paragraph-rsid="000a8fd5" style:font-size-asian="10.5pt" style:font-size-complex="12pt"/>
    </style:style>
    <style:style style:name="P15" style:family="paragraph" style:parent-style-name="Standard">
      <style:paragraph-properties fo:text-align="center" style:justify-single-word="false"/>
      <style:text-properties fo:font-size="12pt" officeooo:rsid="000b10b0" officeooo:paragraph-rsid="000b10b0" style:font-size-asian="10.5pt" style:font-size-complex="12pt"/>
    </style:style>
    <style:style style:name="P16" style:family="paragraph" style:parent-style-name="Standard">
      <style:paragraph-properties fo:text-align="center" style:justify-single-word="false"/>
      <style:text-properties fo:font-size="12pt" style:text-underline-style="none" officeooo:rsid="000c2ce3" officeooo:paragraph-rsid="000c2ce3" style:font-size-asian="10.5pt" style:font-size-complex="12pt"/>
    </style:style>
    <style:style style:name="P17" style:family="paragraph" style:parent-style-name="Standard">
      <style:paragraph-properties fo:text-align="center" style:justify-single-word="false"/>
      <style:text-properties fo:font-size="12pt" style:text-underline-style="none" officeooo:rsid="000dca6e" officeooo:paragraph-rsid="000dca6e" style:font-size-asian="10.5pt" style:font-size-complex="12pt"/>
    </style:style>
    <style:style style:name="P18"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normal" officeooo:rsid="000a8fd5" officeooo:paragraph-rsid="000f83e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6a374"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a15c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ac33e"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center" style:justify-single-word="false"/>
      <style:text-properties fo:font-size="14pt" fo:font-style="normal" style:text-underline-style="none" fo:font-weight="normal" officeooo:rsid="0016a374" officeooo:paragraph-rsid="0016a374"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fo:font-size="14pt" fo:font-style="normal" style:text-underline-style="none" fo:font-weight="normal" officeooo:rsid="0016a374" officeooo:paragraph-rsid="001a15c2"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style:text-properties fo:font-size="14pt" fo:font-style="normal" style:text-underline-style="none" fo:font-weight="normal" officeooo:rsid="0016a374" officeooo:paragraph-rsid="001ac33e"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fo:font-size="14pt" style:text-underline-style="solid" style:text-underline-width="auto" style:text-underline-color="font-color" officeooo:rsid="000b10b0" officeooo:paragraph-rsid="000b10b0" style:font-size-asian="14pt" style:font-size-complex="14pt"/>
    </style:style>
    <style:style style:name="P26" style:family="paragraph" style:parent-style-name="Standard">
      <style:paragraph-properties fo:text-align="center" style:justify-single-word="false"/>
      <style:text-properties fo:font-size="12pt" officeooo:rsid="000a8fd5" officeooo:paragraph-rsid="00184707"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0c2ce3" officeooo:paragraph-rsid="000c2ce3" style:font-size-asian="10.5pt" style:font-size-complex="12pt"/>
    </style:style>
    <style:style style:name="P28" style:family="paragraph" style:parent-style-name="Standard">
      <style:paragraph-properties fo:text-align="center" style:justify-single-word="false"/>
      <style:text-properties fo:font-size="12pt" style:text-underline-style="none" officeooo:rsid="000c2ce3" officeooo:paragraph-rsid="001a15c2" style:font-size-asian="10.5pt" style:font-size-complex="12pt"/>
    </style:style>
    <style:style style:name="P29" style:family="paragraph" style:parent-style-name="Standard">
      <style:paragraph-properties fo:text-align="center" style:justify-single-word="false"/>
      <style:text-properties fo:font-size="12pt" fo:font-style="normal" style:text-underline-style="none" fo:font-weight="normal" officeooo:rsid="000a8fd5" officeooo:paragraph-rsid="001ac33e" style:font-size-asian="10.5pt" style:font-style-asian="normal" style:font-weight-asian="normal" style:font-size-complex="12pt" style:font-style-complex="normal" style:font-weight-complex="normal"/>
    </style:style>
    <style:style style:name="T1" style:family="text">
      <style:text-properties officeooo:rsid="000a8fd5"/>
    </style:style>
    <style:style style:name="T2" style:family="text">
      <style:text-properties officeooo:rsid="000f83ee"/>
    </style:style>
    <style:style style:name="T3" style:family="text">
      <style:text-properties officeooo:rsid="000faf94"/>
    </style:style>
    <style:style style:name="T4" style:family="text">
      <style:text-properties officeooo:rsid="001133de"/>
    </style:style>
    <style:style style:name="T5" style:family="text">
      <style:text-properties officeooo:rsid="0017ca20"/>
    </style:style>
    <style:style style:name="T6" style:family="text">
      <style:text-properties officeooo:rsid="00184707"/>
    </style:style>
    <style:style style:name="T7" style:family="text">
      <style:text-properties officeooo:rsid="001a15c2"/>
    </style:style>
    <style:style style:name="T8" style:family="text">
      <style:text-properties officeooo:rsid="001ac33e"/>
    </style:style>
    <style:style style:name="T9" style:family="text">
      <style:text-properties style:text-underline-style="none" officeooo:rsid="001ac3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Technique</text:p>
      <text:p text:style-name="P4"/>
      <text:p text:style-name="P6">1) Menu</text:p>
      <text:p text:style-name="P6"/>
      <text:p text:style-name="P12">Le <text:span text:style-name="T5">code du </text:span>menu <text:span text:style-name="T5">se trouve dans menuEtImage.inc dans le dossier include. On peut rajouter des lignes et des sous-menus à partir de ce code.</text:span></text:p>
      <text:p text:style-name="P13"/>
      <text:p text:style-name="P7">2) Les produits</text:p>
      <text:p text:style-name="P14"/>
      <text:p text:style-name="P26"><text:span text:style-name="T6">Ils s'affichent dans les différentes pages accessibles depuis le menu. Une fois connecté en tant qu'admin, vous pouvez ajouter des pages directement sur le site dans l'onglet « gérer </text:span><text:span text:style-name="T7">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15"/>
      <text:p text:style-name="P7">3)Les biens</text:p>
      <text:p text:style-name="P16"/>
      <text:p text:style-name="P28"><text:span text:style-name="T7">Les biens sont stockés dans la base de donnée.</text:span></text:p>
      <text:p text:style-name="P16">Les fichiers correspondants aux bien sont nommés avec la convention : </text:p>
      <text:p text:style-name="P16">« typedeproduitX »</text:p>
      <text:p text:style-name="P16"/>
      <text:p text:style-name="P16">typedeproduit correspondant au type de produit (maison, appartement...) </text:p>
      <text:p text:style-name="P16">Et X correspondant à son numéro de création et à son ordre de présentation dans la page du produit.</text:p>
      <text:p text:style-name="P16">C'est à dire que la première maison présentée dans le sous-menu des Maisons, correspond au fichier « maison1.<text:span text:style-name="T7">php</text:span> »</text:p>
      <text:p text:style-name="P16"/>
      <text:p text:style-name="P16"/>
      <text:p text:style-name="P8">4) Les images</text:p>
      <text:p text:style-name="P17"/>
      <text:p text:style-name="P17">Les images affichées sur le site sont stockées <text:span text:style-name="T7">dans la base de donnée.</text:span></text:p>
      <text:p text:style-name="P17"/>
      <text:p text:style-name="P17"/>
      <text:p text:style-name="P18"><text:span text:style-name="T2">5) </text:span><text:span text:style-name="T3">Le css/ </text:span><text:span text:style-name="T4">Charte graphique </text:span></text:p>
      <text:p text:style-name="P9"><text:span text:style-name="T3">Le fichier css comporte le menu, il comporte </text:span><text:span text:style-name="T4">l'interface du slider, ainsi que la mise en forme globale du site.</text:span></text:p>
      <text:p text:style-name="P10"/>
      <text:p text:style-name="P11">La police du menu, est « Arial » tandis que tous les éléments de la page sont en police de base du navigateur. La couleur du fond de page est : « CornflowerBlue ».</text:p>
      <text:p text:style-name="P11">Chaques élements sur les pages sont entourés d'une bordure sont en blanc, avec une opacité de 0,3, ce qui a pour effet d'afficher un bleu un peu plus clair que le reste de la page. <text:span text:style-name="T7">Les class qui entourent les biens sont des class='contoursmaison'</text:span></text:p>
      <text:p text:style-name="P11"/>
      <text:p text:style-name="P19">6) Générateur de PDF</text:p>
      <text:p text:style-name="P19"/>
      <text:p text:style-name="P22">Le générateur de pdf est contenu dans le dossier « js ». Il correspond au fichier « pdfFromHTML.js ». Il utilise les plugins « jquery » et « jspdf » pour transformer la partie information des produits en PDF. Les images ne sont pas incluses dans le pdf pour alléger le document. </text:p>
      <text:p text:style-name="P23"><text:span text:style-name="T7">On utilise la fonction HTMLtoPDF pour sauvegarder les données de la page et on la transforme enfin en PDF en utilisant la fonction HTMLtoPDF() dans pdfFromHTML.js <text:s text:c="3"/>.</text:span></text:p>
      <text:p text:style-name="P22"/>
      <text:p text:style-name="P19">7) Le slider</text:p>
      <text:p text:style-name="P22">Le slider est codé dans l'html de chaque produits, il correspond en réalité à un formulaire de type « Radio », avec une image en fond pour chaque boutons. Ainsi, on clique simplement sur l'image que l'on souhaite afficher en plus gros. ( La première image de chaque fichier est définit comme affichage de base. ) </text:p>
      <text:p text:style-name="P22">Les images sont nommées conformément à la convention </text:p>
      <text:p text:style-name="P22">imageXtypedeproduitY</text:p>
      <text:p text:style-name="P22"/>
      <text:p text:style-name="P22">X correspondant au numéro de l'image, le typedeproduit au type de produit, et Y au numéro du type de produit.</text:p>
      <text:p text:style-name="P22"/>
      <text:p text:style-name="P23"><text:span text:style-name="T7">La class du slider est class='slider'</text:span></text:p>
      <text:p text:style-name="P23"><text:span text:style-name="T7"/></text:p>
      <text:p text:style-name="P20"><text:span text:style-name="T7">8) Recherche avec critères</text:span></text:p>
      <text:p text:style-name="P24"><text:span text:style-name="T8">Pour ajouter des critères, ajoutez des lignes dans la base de donnée dans la table critere et ils s'ajouteront dans la recherche.</text:span></text:p>
      <text:p text:style-name="P24"><text:span text:style-name="T8"/></text:p>
      <text:p text:style-name="P21"><text:span text:style-name="T8">9) Front Office</text:span></text:p>
      <text:p text:style-name="P24"><text:span text:style-name="T8">Pour le Front Office, le site recupère les données de la base de donnée pour afficher </text:span><text:soft-page-break/><text:span text:style-name="T8">les produits. Ajoutez des produits à la base de données et le site affichera de lui même <text:s/>le bien. </text:span></text:p>
      <text:p text:style-name="P24"><text:span text:style-name="T8">Si vous voulez modifier les fonctions, vous pouvez les retrouver dans le dossier FonctionsPhp sous le nom 'fonctionsFrontOffice.php'</text:span></text:p>
      <text:p text:style-name="P24"><text:span text:style-name="T8"/></text:p>
      <text:p text:style-name="P21"><text:span text:style-name="T8">10) Back Office</text:span></text:p>
      <text:p text:style-name="P21"><text:span text:style-name="T9"/></text:p>
      <text:p text:style-name="P29"><text:span text:style-name="T8">Vous pouvez vous connecter en tant qu'administrateur sur le site. Vous pouvez ajouter des comptes administrateurs. Pour ceci, vous devrez aller directement sur la base de données et ajouter une ligne dans la table utilisateur.</text:span></text:p>
      <text:p text:style-name="P29"><text:span text:style-name="T6">Une fois connecté en tant qu'admin, vous pouvez ajouter des pages directement sur le site dans l'onglet « gérer </text:span><text:span text:style-name="T7">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8fd5"/>
    </style:style>
    <style:style style:name="MP2" style:family="paragraph" style:parent-style-name="Footer">
      <style:text-properties officeooo:paragraph-rsid="000a8fd5"/>
    </style:style>
    <style:style style:name="MP3" style:family="paragraph" style:parent-style-name="Footer">
      <style:text-properties officeooo:rsid="000a8fd5" officeooo:paragraph-rsid="000a8fd5"/>
    </style:style>
    <style:style style:name="MT1" style:family="text">
      <style:text-properties officeooo:rsid="000a8fd5"/>
    </style:style>
    <style:style style:name="MT2" style:family="text">
      <style:text-properties officeooo:rsid="000f83e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span text:style-name="MT1">PPE2- Mission 2 <text:s text:c="3"/><text:tab/>BTS SIO 1ere Année</text:span></text:p>
        <text:p text:style-name="MP1">________________________________________________________________________________</text:p>
      </style:header>
      <style:footer>
        <text:p text:style-name="MP2"><text:span text:style-name="MT1">Aydogdu Bekir<text:tab/></text:span><text:span text:style-name="MT2">Documentation Technique</text:span><text:span text:style-name="MT1"><text:tab/></text:span><text:span text:style-name="MT1"><text:page-number text:select-page="current">3</text:page-number></text:span><text:span text:style-name="MT1">/</text:span><text:span text:style-name="MT1"><text:page-count>3</text:page-count></text:span></text:p>
        <text:p text:style-name="MP3">Bearez Antoine<text:tab/><text:span text:style-name="MT2">Agence Immobilière</text:span></text:p>
        <text:p text:style-name="MP3">Lecompte Qu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3:42:01.37</meta:creation-date>
    <dc:date>2018-04-16T16:06:33.67</dc:date>
    <meta:editing-duration>PT52M30S</meta:editing-duration>
    <meta:editing-cycles>11</meta:editing-cycles>
    <meta:generator>LibreOffice/4.0.3.3$Windows_x86 LibreOffice_project/0eaa50a932c8f2199a615e1eb30f7ac74279539</meta:generator>
    <meta:document-statistic meta:table-count="0" meta:image-count="0" meta:object-count="0" meta:page-count="3" meta:paragraph-count="40" meta:word-count="748" meta:character-count="4470" meta:non-whitespace-character-count="3746"/>
  </office:meta>
</office:document-meta>
</file>